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7pt" style:font-size-asian="7pt" style:font-size-complex="7pt"/>
    </style:style>
    <style:style style:name="P3" style:parent-style-name="Standard" style:family="paragraph">
      <style:text-properties fo:font-size="7pt" style:font-size-asian="7pt" style:font-size-complex="7pt"/>
    </style:style>
    <style:style style:name="P4" style:parent-style-name="Standard" style:family="paragraph">
      <style:text-properties fo:font-size="7pt" style:font-size-asian="7pt" style:font-size-complex="7pt"/>
    </style:style>
    <style:style style:name="P5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......................................................</text:p>
      <text:p text:style-name="P2">jméno a příjmení rodičů</text:p>
      <text:p text:style-name="Standard"/>
      <text:p text:style-name="Standard">......................................................</text:p>
      <text:p text:style-name="P3">ulice /část obce a č.p.</text:p>
      <text:p text:style-name="Standard"/>
      <text:p text:style-name="Standard">......................................................</text:p>
      <text:p text:style-name="P4">PSČ, město/obec</text:p>
      <text:p text:style-name="Standard"/>
      <text:p text:style-name="Standard"/>
      <text:p text:style-name="Standard"/>
      <text:p text:style-name="Standard">PrimMat – Soukromá střední škola podnikatelská, s.r.o.</text:p>
      <text:p text:style-name="Standard">Československé armády 482</text:p>
      <text:p text:style-name="Standard">738 01 <text:s text:c="3"/>Frýdek-Místek</text:p>
      <text:p text:style-name="Standard"/>
      <text:p text:style-name="Standard"/>
      <text:p text:style-name="Standard"/>
      <text:p text:style-name="Standard"/>
      <text:p text:style-name="Standard">Frýdek-Místek dne ….........................</text:p>
      <text:p text:style-name="Standard"/>
      <text:p text:style-name="Standard"/>
      <text:p text:style-name="Standard"/>
      <text:p text:style-name="P5">Žádost o měsíční platbu<text:s/>školného – denní studium</text:p>
      <text:p text:style-name="Standard"/>
      <text:p text:style-name="Standard"/>
      <text:p text:style-name="Standard">Žádám o platbu ročního školného v pravidelných měsíčních splátkách vždy k <text:s/>20. dni daného měsíce.</text:p>
      <text:p text:style-name="Standard">Roční školné ve stanovené výši bude uhrazeno do konce školního roku 20….….…/20…….....,<text:s/></text:p>
      <text:p text:style-name="Standard">tj. do 31.<text:s/>8.<text:s/>20……..</text:p>
      <text:p text:style-name="Standard"/>
      <text:p text:style-name="Standard"/>
      <text:p text:style-name="Standard"/>
      <text:p text:style-name="Standard"/>
      <text:p text:style-name="Standard">Děkuji za kladné vyřízení a<text:s/>jsem s pozdrave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…..................................................</text:p>
      <text:p text:style-name="Standard"><text:s text:c="14"/>podpis rodičů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ndrea Fajkusová</meta:initial-creator>
    <dc:creator>Andrea Fajkusová</dc:creator>
    <meta:creation-date>2020-09-21T09:30:00Z</meta:creation-date>
    <dc:date>2020-09-21T09:30:00Z</dc:date>
    <meta:print-date>2013-09-12T08:11:00Z</meta:print-date>
    <meta:template xlink:href="Normal" xlink:type="simple"/>
    <meta:editing-cycles>2</meta:editing-cycles>
    <meta:editing-duration>PT60S</meta:editing-duration>
    <meta:user-defined meta:name="Informace 1"/>
    <meta:user-defined meta:name="Informace 2"/>
    <meta:user-defined meta:name="Informace 3"/>
    <meta:user-defined meta:name="Informace 4"/>
    <meta:document-statistic meta:page-count="1" meta:paragraph-count="1" meta:word-count="113" meta:character-count="785" meta:row-count="5" meta:non-whitespace-character-count="673"/>
  </office:meta>
</office:document-meta>
</file>